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1.619cm" fo:break-before="auto" style:use-optimal-row-height="true"/>
    </style:style>
    <style:style style:name="ro4" style:family="table-row">
      <style:table-row-properties style:row-height="1.214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00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Partido</text:p>
          </table:table-cell>
          <table:table-cell table:style-name="Default" office:value-type="string" calcext:value-type="string">
            <text:p>CargoCandidato</text:p>
          </table:table-cell>
          <table:table-cell office:value-type="string" calcext:value-type="string">
            <text:p>Edad</text:p>
          </table:table-cell>
          <table:table-cell table:style-name="Default" office:value-type="string" calcext:value-type="string">
            <text:p>Profesion</text:p>
          </table:table-cell>
          <table:table-cell table:style-name="Default" office:value-type="string" calcext:value-type="string">
            <text:p>Pact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Intragra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iktok</text:p>
          </table:table-cell>
          <table:table-cell office:value-type="string" calcext:value-type="string">
            <text:p>Tipo Partid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arrera Politica</text:p>
          </table:table-cell>
          <table:table-cell office:value-type="string" calcext:value-type="string">
            <text:p>Historial Eleccione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ath_pdf</text:p>
          </table:table-cell>
        </table:table-row>
        <table:table-row table:style-name="ro2">
          <table:table-cell office:value-type="string" calcext:value-type="string">
            <text:p>Catalina Valenzuela Maureira</text:p>
          </table:table-cell>
          <table:table-cell office:value-type="string" calcext:value-type="string">
            <text:p>Partido Humanista (PH)</text:p>
          </table:table-cell>
          <table:table-cell office:value-type="string" calcext:value-type="string">
            <text:p>Gobern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sultora Social y Ambiental</text:p>
          </table:table-cell>
          <table:table-cell office:value-type="string" calcext:value-type="string">
            <text:p>Izquierda Ecologista Popular</text:p>
          </table:table-cell>
          <table:table-cell table:style-name="ce1" office:value-type="string" calcext:value-type="string">
            <text:p>Metropolitana (Santiago)</text:p>
          </table:table-cell>
          <table:table-cell office:value-type="string" calcext:value-type="string">
            <text:p>https://www.facebook.com/CataHumanista</text:p>
          </table:table-cell>
          <table:table-cell office:value-type="string" calcext:value-type="string">
            <text:p>https://x.com/catalarei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Mujer</text:p>
          </table:table-cell>
          <table:table-cell table:number-columns-repeated="2"/>
          <table:table-cell office:value-type="string" calcext:value-type="string">
            <text:p>GORE13CATALINA-VALENZUELA-MAUREIRA.pdf</text:p>
          </table:table-cell>
          <table:table-cell table:style-name="ce1" office:value-type="string" calcext:value-type="string">
            <text:p>src/files/docs/rm/GORE13CATALINA-VALENZUELA-MAUREIRA.pdf</text:p>
          </table:table-cell>
        </table:table-row>
        <table:table-row table:style-name="ro3">
          <table:table-cell office:value-type="string" calcext:value-type="string">
            <text:p>Rodrigo Alejandro Logan Sot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Partido Social Cristiano e Independientes</text:p>
          </table:table-cell>
          <table:table-cell table:style-name="ce1" office:value-type="string" calcext:value-type="string">
            <text:p>Metropolitana (Santiago)</text:p>
          </table:table-cell>
          <table:table-cell office:value-type="string" calcext:value-type="string">
            <text:p>https://web.facebook.com/rodrigologangobernador?_rdc=1&amp;_rdr</text:p>
          </table:table-cell>
          <table:table-cell office:value-type="string" calcext:value-type="string">
            <text:p>https://x.com/logangobernador</text:p>
          </table:table-cell>
          <table:table-cell office:value-type="string" calcext:value-type="string">
            <text:p>https://www.instagram.com/rodrigologangobernador</text:p>
          </table:table-cell>
          <table:table-cell office:value-type="string" calcext:value-type="string">
            <text:p>https://rodrigologangobernador.cl/</text:p>
          </table:table-cell>
          <table:table-cell office:value-type="string" calcext:value-type="string">
            <text:p>https://www.tiktok.com/@rodrigologangobernador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13RODRIGOALEJANDRO-LOGAN-SOTO.pdf</text:p>
          </table:table-cell>
          <table:table-cell office:value-type="string" calcext:value-type="string">
            <text:p>src/files/docs/rm/GORE13RODRIGOALEJANDRO-LOGAN-SOTO.pdf</text:p>
          </table:table-cell>
        </table:table-row>
        <table:table-row table:style-name="ro4">
          <table:table-cell office:value-type="string" calcext:value-type="string">
            <text:p>Nathalie Paulette Joignant Pacheco</text:p>
          </table:table-cell>
          <table:table-cell office:value-type="string" calcext:value-type="string">
            <text:p>Federación Regionalista Verde Social (FRVS)</text:p>
          </table:table-cell>
          <table:table-cell office:value-type="string" calcext:value-type="string">
            <text:p>Gobernador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Licenciada en Lengua y Literatura Inglesa</text:p>
          </table:table-cell>
          <table:table-cell office:value-type="string" calcext:value-type="string">
            <text:p>Regiones Verdes Liberales</text:p>
          </table:table-cell>
          <table:table-cell table:style-name="ce1" office:value-type="string" calcext:value-type="string">
            <text:p>Metropolitana (Santiago)</text:p>
          </table:table-cell>
          <table:table-cell office:value-type="string" calcext:value-type="string">
            <text:p>https://web.facebook.com/NathalieJoignantGobernadoraRM?_rdc=1&amp;_rdr</text:p>
          </table:table-cell>
          <table:table-cell office:value-type="string" calcext:value-type="string">
            <text:p>https://x.com/natajoignant</text:p>
          </table:table-cell>
          <table:table-cell/>
          <table:table-cell office:value-type="string" calcext:value-type="string">
            <text:p>https://www.instagram.com/nathaliejoignant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/>
          <table:table-cell office:value-type="string" calcext:value-type="string">
            <text:p>GORE13NATHALIEPAULETTE-JOIGNANT-PACHECO.pdf</text:p>
          </table:table-cell>
          <table:table-cell office:value-type="string" calcext:value-type="string">
            <text:p>src/files/docs/rm/GORE13NATHALIEPAULETTE-JOIGNANT-PACHECO.pdf</text:p>
          </table:table-cell>
        </table:table-row>
        <table:table-row table:style-name="ro3">
          <table:table-cell office:value-type="string" calcext:value-type="string">
            <text:p>Claudio Rodrigo Rojas Fischer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Gobernado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Partido de la Gente e Independientes</text:p>
          </table:table-cell>
          <table:table-cell table:style-name="ce1" office:value-type="string" calcext:value-type="string">
            <text:p>Metropolitana (Santiago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fischerroja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13CLAUDIORODRIGO-ROJAS-FISCHER.pdf</text:p>
          </table:table-cell>
          <table:table-cell office:value-type="string" calcext:value-type="string">
            <text:p>src/files/docs/rm/GORE13CLAUDIORODRIGO-ROJAS-FISCHER.pdf</text:p>
          </table:table-cell>
        </table:table-row>
        <table:table-row table:style-name="ro3">
          <table:table-cell office:value-type="string" calcext:value-type="string">
            <text:p>Carlos Pichuante Verdugo</text:p>
          </table:table-cell>
          <table:table-cell office:value-type="string" calcext:value-type="string">
            <text:p>Ecologistas, Animalistas e Independientes</text:p>
          </table:table-cell>
          <table:table-cell office:value-type="string" calcext:value-type="string">
            <text:p>Gobernador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Profesor</text:p>
          </table:table-cell>
          <table:table-cell office:value-type="string" calcext:value-type="string">
            <text:p>Ecologistas, Animalistas e Independientes</text:p>
          </table:table-cell>
          <table:table-cell table:style-name="ce1" office:value-type="string" calcext:value-type="string">
            <text:p>Metropolitana (Santiago)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13CARLOS-PICHUANTE-VERDUGO.pdf</text:p>
          </table:table-cell>
          <table:table-cell office:value-type="string" calcext:value-type="string">
            <text:p>src/files/docs/rm/GORE13CARLOS-PICHUANTE-VERDUGO.pdf</text:p>
          </table:table-cell>
        </table:table-row>
        <table:table-row table:style-name="ro3">
          <table:table-cell office:value-type="string" calcext:value-type="string">
            <text:p>Macarena Santelices Cañas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Republicanos e Independientes</text:p>
          </table:table-cell>
          <table:table-cell table:style-name="ce1" office:value-type="string" calcext:value-type="string">
            <text:p>Metropolitana (Santiago)</text:p>
          </table:table-cell>
          <table:table-cell office:value-type="string" calcext:value-type="string">
            <text:p>https://web.facebook.com/macasante?_rdc=1&amp;_rdr</text:p>
          </table:table-cell>
          <table:table-cell office:value-type="string" calcext:value-type="string">
            <text:p>https://x.com/maca_santelices</text:p>
          </table:table-cell>
          <table:table-cell office:value-type="string" calcext:value-type="string">
            <text:p>https://www.instagram.com/maca_santel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macasantel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/>
          <table:table-cell office:value-type="string" calcext:value-type="string">
            <text:p>GORE13MACARENA-SANTELICES-CAÑAS.pdf</text:p>
          </table:table-cell>
          <table:table-cell office:value-type="string" calcext:value-type="string">
            <text:p>src/files/docs/rm/GORE13MACARENA-SANTELICES-CAÑAS.pdf</text:p>
          </table:table-cell>
        </table:table-row>
        <table:table-row table:style-name="ro5">
          <table:table-cell table:style-name="Default" office:value-type="string" calcext:value-type="string">
            <text:p>Francisco Orrego</text:p>
          </table:table-cell>
          <table:table-cell office:value-type="string" calcext:value-type="string">
            <text:p>Renovación Nacional (RN)</text:p>
          </table:table-cell>
          <table:table-cell office:value-type="string" calcext:value-type="string">
            <text:p>Gobernado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Abogado</text:p>
          </table:table-cell>
          <table:table-cell office:value-type="string" calcext:value-type="string">
            <text:p>Chile Vamos</text:p>
          </table:table-cell>
          <table:table-cell table:style-name="ce1" office:value-type="string" calcext:value-type="string">
            <text:p>Metropolitana (Santiag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x.com/PanchoOrregoG</text:p>
          </table:table-cell>
          <table:table-cell office:value-type="string" calcext:value-type="string">
            <text:p>https://www.instagram.com/pancho.orrego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13FRANCISCO-ORREGO-GUTIERREZ.pdf</text:p>
          </table:table-cell>
          <table:table-cell office:value-type="string" calcext:value-type="string">
            <text:p>src/files/docs/rm/GORE13FRANCISCO-ORREGO-GUTIERREZ.pdf</text:p>
          </table:table-cell>
        </table:table-row>
        <table:table-row table:style-name="ro5">
          <table:table-cell table:style-name="Default" office:value-type="string" calcext:value-type="string">
            <text:p>Claudio Orreg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Abogado</text:p>
          </table:table-cell>
          <table:table-cell office:value-type="string" calcext:value-type="string">
            <text:p>Independiente fuera de pacto</text:p>
          </table:table-cell>
          <table:table-cell table:style-name="ce1" office:value-type="string" calcext:value-type="string">
            <text:p>Metropolitana (Santiago)</text:p>
          </table:table-cell>
          <table:table-cell office:value-type="string" calcext:value-type="string">
            <text:p>https://web.facebook.com/claudiorrego?_rdc=1&amp;_rdr</text:p>
          </table:table-cell>
          <table:table-cell office:value-type="string" calcext:value-type="string">
            <text:p>https://x.com/Orrego</text:p>
          </table:table-cell>
          <table:table-cell office:value-type="string" calcext:value-type="string">
            <text:p>https://www.instagram.com/orrego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claudio_orreg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13CLAUDIO-ORREGO-LARRAIN.pdf</text:p>
          </table:table-cell>
          <table:table-cell office:value-type="string" calcext:value-type="string">
            <text:p>src/files/docs/rm/GORE13CLAUDIO-ORREGO-LARRAIN.pdf</text:p>
          </table:table-cell>
        </table:table-row>
        <table:table-row table:style-name="ro4">
          <table:table-cell office:value-type="string" calcext:value-type="string">
            <text:p>Octavio Enrique González Ojed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Izquierda Ecologista Popular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https://web.facebook.com/OctavioGonzalezGobernacionEcologistaVerdePopular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octaviogonzalezgobernador</text:p>
          </table:table-cell>
          <table:table-cell office:value-type="string" calcext:value-type="string">
            <text:p>https://octaviogobernador.cl/</text:p>
          </table:table-cell>
          <table:table-cell office:value-type="string" calcext:value-type="string">
            <text:p>https://www.tiktok.com/@octavio.gonzlez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05OCTAVIOENRIQUE-GONZALEZ-OJEDA.pdf</text:p>
          </table:table-cell>
          <table:table-cell office:value-type="string" calcext:value-type="string">
            <text:p>src/files/docs/Valparaiso/GORE05OCTAVIOENRIQUE-GONZALEZ-OJEDA.pdf</text:p>
          </table:table-cell>
        </table:table-row>
        <table:table-row table:style-name="ro6">
          <table:table-cell table:style-name="Default" office:value-type="string" calcext:value-type="string">
            <text:p>Manuel Jesús Millones Chirin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ientista Político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x.com/manuelmillones7</text:p>
          </table:table-cell>
          <table:table-cell office:value-type="string" calcext:value-type="string">
            <text:p>https://www.instagram.com/manuelmilloneschiri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/>
          <table:table-cell office:value-type="string" calcext:value-type="string">
            <text:p>GORE05MANUELJESUS-MILLONES-CHIRINO.pdf</text:p>
          </table:table-cell>
          <table:table-cell office:value-type="string" calcext:value-type="string">
            <text:p>src/files/docs/Valparaiso/GORE05MANUELJESUS-MILLONES-CHIRINO.pdf</text:p>
          </table:table-cell>
        </table:table-row>
        <table:table-row table:style-name="ro4">
          <table:table-cell office:value-type="string" calcext:value-type="string">
            <text:p>Felipe Alfredo Ríos Cuevas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Actor</text:p>
          </table:table-cell>
          <table:table-cell office:value-type="string" calcext:value-type="string">
            <text:p>Regiones Verdes Liberales</text:p>
          </table:table-cell>
          <table:table-cell office:value-type="string" calcext:value-type="string">
            <text:p>Valparai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feliperiosgobernad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5FELIPE-RIOS-CUEVAS.pdf</text:p>
          </table:table-cell>
          <table:table-cell office:value-type="string" calcext:value-type="string">
            <text:p>src/files/docs/Valparaiso/GORE05FELIPE-RIOS-CUEVAS.pdf</text:p>
          </table:table-cell>
        </table:table-row>
        <table:table-row table:style-name="ro5">
          <table:table-cell office:value-type="string" calcext:value-type="string">
            <text:p>Rodrigo Eduardo Alexis Mundaca Cabrer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geniero Agrónomo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https://web.facebook.com/rodrigo.mundaca.cabrera?_rdc=1&amp;_rdr</text:p>
          </table:table-cell>
          <table:table-cell office:value-type="string" calcext:value-type="string">
            <text:p>https://x.com/rmunda</text:p>
          </table:table-cell>
          <table:table-cell office:value-type="string" calcext:value-type="string">
            <text:p>https://www.instagram.com/rodrigo.mundaca.cabrera</text:p>
          </table:table-cell>
          <table:table-cell office:value-type="string" calcext:value-type="string">
            <text:p>https://www.rodrigomundaca.cl/</text:p>
          </table:table-cell>
          <table:table-cell office:value-type="string" calcext:value-type="string">
            <text:p>https://www.tiktok.com/@rodrigo.mundaca.cabrera</text:p>
          </table:table-cell>
          <table:table-cell/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5RODRIGOEDUARDOALEXIS-MUNDACA-CABRERA.pdf</text:p>
          </table:table-cell>
          <table:table-cell office:value-type="string" calcext:value-type="string">
            <text:p>src/files/docs/Valparaiso/GORE05RODRIGOEDUARDOALEXIS-MUNDACA-CABRERA.pdf</text:p>
          </table:table-cell>
        </table:table-row>
        <table:table-row table:style-name="ro3">
          <table:table-cell office:value-type="string" calcext:value-type="string">
            <text:p>Francesco Romolo Venezian Urzú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geniero Agrónomo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https://web.facebook.com/profile.php?id=61561311218688&amp;_rdc=1&amp;_rdr</text:p>
          </table:table-cell>
          <table:table-cell office:value-type="string" calcext:value-type="string">
            <text:p>https://x.com/FVenezian_</text:p>
          </table:table-cell>
          <table:table-cell office:value-type="string" calcext:value-type="string">
            <text:p>https://www.instagram.com/francesco_venezian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5FRANCESCO-VENEZIAN-URZUA.pdf</text:p>
          </table:table-cell>
          <table:table-cell office:value-type="string" calcext:value-type="string">
            <text:p>src/files/docs/Valparaiso/GORE05FRANCESCO-VENEZIAN-URZUA.pdf</text:p>
          </table:table-cell>
        </table:table-row>
        <table:table-row table:style-name="ro5">
          <table:table-cell office:value-type="string" calcext:value-type="string">
            <text:p>María José Hoffmann Opazo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Gobern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ientística Política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Valpara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5MARIAJOSE-HOFFMANN-OPAZO.pdf</text:p>
          </table:table-cell>
          <table:table-cell office:value-type="string" calcext:value-type="string">
            <text:p>src/files/docs/Valparaiso/GORE05MARIAJOSE-HOFFMANN-OPAZO.pdf</text:p>
          </table:table-cell>
        </table:table-row>
        <table:table-row table:style-name="ro4">
          <table:table-cell office:value-type="string" calcext:value-type="string">
            <text:p>Juan Jacobo Tancara Chambe</text:p>
          </table:table-cell>
          <table:table-cell office:value-type="string" calcext:value-type="string">
            <text:p>Partido Humanista (PH)</text:p>
          </table:table-cell>
          <table:table-cell office:value-type="string" calcext:value-type="string">
            <text:p>Gobern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scritor</text:p>
          </table:table-cell>
          <table:table-cell office:value-type="string" calcext:value-type="string">
            <text:p>Izquierda Ecologista Popular</text:p>
          </table:table-cell>
          <table:table-cell office:value-type="string" calcext:value-type="string">
            <text:p>Arica y Parinaco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tancara.gobernad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5JUANJACOBO-TANCARA-CHAMBE.pdf</text:p>
          </table:table-cell>
          <table:table-cell office:value-type="string" calcext:value-type="string">
            <text:p>src/files/docs/arica/GORE15JUANJACOBO-TANCARA-CHAMBE.pdf</text:p>
          </table:table-cell>
        </table:table-row>
        <table:table-row table:style-name="ro3">
          <table:table-cell office:value-type="string" calcext:value-type="string">
            <text:p>Fidel Oscar Arenas Pizarr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bispo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https://web.facebook.com/fideloscar.arenaspizarro?_rdc=1&amp;_rd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5FIDEL-ARENAS-PIZARRO.pdf</text:p>
          </table:table-cell>
          <table:table-cell office:value-type="string" calcext:value-type="string">
            <text:p>src/files/docs/arica/GORE15FIDEL-ARENAS-PIZARRO.pdf</text:p>
          </table:table-cell>
        </table:table-row>
        <table:table-row table:style-name="ro5">
          <table:table-cell office:value-type="string" calcext:value-type="string">
            <text:p>Carlos Alberto Yévenes Torres</text:p>
          </table:table-cell>
          <table:table-cell office:value-type="string" calcext:value-type="string">
            <text:p>Partido Comunista (PC)</text:p>
          </table:table-cell>
          <table:table-cell office:value-type="string" calcext:value-type="string">
            <text:p>Gobernador</text:p>
          </table:table-cell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Minero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https://web.facebook.com/CarlosYevenesTorres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caryevene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5CARLOSALBERTO-YEVENES-TORRES.pdf</text:p>
          </table:table-cell>
          <table:table-cell office:value-type="string" calcext:value-type="string">
            <text:p>src/files/docs/arica/GORE15CARLOSALBERTO-YEVENES-TORRES.pdf</text:p>
          </table:table-cell>
        </table:table-row>
        <table:table-row table:style-name="ro3">
          <table:table-cell office:value-type="string" calcext:value-type="string">
            <text:p>Bernardo Enrique Olivos Azúa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ofesor de Educación Física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https://web.facebook.com/bernardo.o.azua?_rdc=1&amp;_rd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5BERNARDOENRIQUE-OLIVOS-AZUA.pdf</text:p>
          </table:table-cell>
          <table:table-cell office:value-type="string" calcext:value-type="string">
            <text:p>src/files/docs/arica/GORE15BERNARDOENRIQUE-OLIVOS-AZUA.pdf</text:p>
          </table:table-cell>
        </table:table-row>
        <table:table-row table:style-name="ro5">
          <table:table-cell office:value-type="string" calcext:value-type="string">
            <text:p>Jorge Elías Gregorio Díaz Ibarra</text:p>
          </table:table-cell>
          <table:table-cell office:value-type="string" calcext:value-type="string">
            <text:p>Democracia Cristiana (DC)</text:p>
          </table:table-cell>
          <table:table-cell office:value-type="string" calcext:value-type="string">
            <text:p>Gobern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Por un Chile Mejor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https://web.facebook.com/jorgediazxv?_rdc=1&amp;_rdr</text:p>
          </table:table-cell>
          <table:table-cell office:value-type="string" calcext:value-type="string">
            <text:p>https://x.com/jorgediazxv</text:p>
          </table:table-cell>
          <table:table-cell office:value-type="string" calcext:value-type="string">
            <text:p>https://www.instagram.com/jorgediazx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jorgediazx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5JORGE-DIAZ-IBARRA.pdf</text:p>
          </table:table-cell>
          <table:table-cell office:value-type="string" calcext:value-type="string">
            <text:p>src/files/docs/arica/GORE15JORGE-DIAZ-IBARRA.pdf</text:p>
          </table:table-cell>
        </table:table-row>
        <table:table-row table:style-name="ro3">
          <table:table-cell office:value-type="string" calcext:value-type="string">
            <text:p>Karla Kepec Álvarez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édica General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https://web.facebook.com/Dra.KarlaKepecArica?_rdc=1&amp;_rdr</text:p>
          </table:table-cell>
          <table:table-cell office:value-type="string" calcext:value-type="string">
            <text:p>https://x.com/Dra_KarlaKepec</text:p>
          </table:table-cell>
          <table:table-cell office:value-type="string" calcext:value-type="string">
            <text:p>https://www.instagram.com/dra.karlakepe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5KARLA-KEPEC-ALVAREZ.pdf</text:p>
          </table:table-cell>
          <table:table-cell office:value-type="string" calcext:value-type="string">
            <text:p>src/files/docs/arica/GORE15KARLA-KEPEC-ALVAREZ.pdf</text:p>
          </table:table-cell>
        </table:table-row>
        <table:table-row table:style-name="ro5">
          <table:table-cell office:value-type="string" calcext:value-type="string">
            <text:p>Diego Paco Mamani</text:p>
          </table:table-cell>
          <table:table-cell office:value-type="string" calcext:value-type="string">
            <text:p>Renovación Nacional (RN)</text:p>
          </table:table-cell>
          <table:table-cell office:value-type="string" calcext:value-type="string">
            <text:p>Gobernad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https://web.facebook.com/diegopacom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diegopacom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ORE15DIEGO-PACO-MAMANI.pdf</text:p>
          </table:table-cell>
          <table:table-cell office:value-type="string" calcext:value-type="string">
            <text:p>src/files/docs/arica/GORE15DIEGO-PACO-MAMANI.pdf</text:p>
          </table:table-cell>
        </table:table-row>
        <table:table-row table:style-name="ro4">
          <table:table-cell office:value-type="string" calcext:value-type="string">
            <text:p>Marco Antonio Quevedo Villegas</text:p>
          </table:table-cell>
          <table:table-cell office:value-type="string" calcext:value-type="string">
            <text:p>Partido Popular (PP)</text:p>
          </table:table-cell>
          <table:table-cell office:value-type="string" calcext:value-type="string">
            <text:p>Gobernado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Abogado</text:p>
          </table:table-cell>
          <table:table-cell office:value-type="string" calcext:value-type="string">
            <text:p>Izquierda Ecologista Popular</text:p>
          </table:table-cell>
          <table:table-cell office:value-type="string" calcext:value-type="string">
            <text:p>Tarapaca</text:p>
          </table:table-cell>
          <table:table-cell office:value-type="string" calcext:value-type="string">
            <text:p>https://web.facebook.com/marco.antonio.quevedo.villegas.gobernador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marco_antonio_quevedo_villega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1MARCOANTONIO-QUEVEDO-VILLEGAS.pdf</text:p>
          </table:table-cell>
          <table:table-cell office:value-type="string" calcext:value-type="string">
            <text:p>src/files/docs/tarapaca/GORE01MARCOANTONIO-QUEVEDO-VILLEGAS.pdf</text:p>
          </table:table-cell>
        </table:table-row>
        <table:table-row table:style-name="ro3">
          <table:table-cell office:value-type="string" calcext:value-type="string">
            <text:p>Cristián Cabezas Mundaca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ofesor de Lenguaje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Tarapaca</text:p>
          </table:table-cell>
          <table:table-cell office:value-type="string" calcext:value-type="string">
            <text:p>https://web.facebook.com/cristian.cabezas.1272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1profecristia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1CRISTIAN-CABEZAS-MUNDACA.pdf</text:p>
          </table:table-cell>
          <table:table-cell office:value-type="string" calcext:value-type="string">
            <text:p>src/files/docs/tarapaca/GORE01CRISTIAN-CABEZAS-MUNDACA.pdf</text:p>
          </table:table-cell>
        </table:table-row>
        <table:table-row table:style-name="ro5">
          <table:table-cell office:value-type="string" calcext:value-type="string">
            <text:p>José Miguel Carvajal Gallardo</text:p>
          </table:table-cell>
          <table:table-cell office:value-type="string" calcext:value-type="string">
            <text:p>Partido por la Democracia (PPD)</text:p>
          </table:table-cell>
          <table:table-cell office:value-type="string" calcext:value-type="string">
            <text:p>Gobernad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Tarapaca</text:p>
          </table:table-cell>
          <table:table-cell office:value-type="string" calcext:value-type="string">
            <text:p>https://web.facebook.com/JoseMiguelCarvajalGobernadordeTarapaca?_rdc=1&amp;_rdr</text:p>
          </table:table-cell>
          <table:table-cell office:value-type="string" calcext:value-type="string">
            <text:p>https://x.com/jmcarvajalg</text:p>
          </table:table-cell>
          <table:table-cell office:value-type="string" calcext:value-type="string">
            <text:p>https://www.instagram.com/jose_miguel_carvaj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jorge_munoz_tarapa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1JOSEMIGUEL-CARVAJAL-GALLARDO.pdf</text:p>
          </table:table-cell>
          <table:table-cell office:value-type="string" calcext:value-type="string">
            <text:p>src/files/docs/tarapaca/GORE01JOSEMIGUEL-CARVAJAL-GALLARDO.pdf</text:p>
          </table:table-cell>
        </table:table-row>
        <table:table-row table:style-name="ro3">
          <table:table-cell office:value-type="string" calcext:value-type="string">
            <text:p>Patricio Andrés Quisbert Lazo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tador Auditor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Tarapaca</text:p>
          </table:table-cell>
          <table:table-cell office:value-type="string" calcext:value-type="string">
            <text:p>https://web.facebook.com/profile.php?id=100093654453492&amp;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pquisbe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1PATRICIOANDRES-QUISBERT-LAZO.pdf</text:p>
          </table:table-cell>
          <table:table-cell office:value-type="string" calcext:value-type="string">
            <text:p>src/files/docs/tarapaca/GORE01PATRICIOANDRES-QUISBERT-LAZO.pdf</text:p>
          </table:table-cell>
        </table:table-row>
        <table:table-row table:style-name="ro3">
          <table:table-cell office:value-type="string" calcext:value-type="string">
            <text:p>Jorge Osvaldo Muñoz Oyarce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Tarapaca</text:p>
          </table:table-cell>
          <table:table-cell office:value-type="string" calcext:value-type="string">
            <text:p>https://web.facebook.com/jorgemunozgobernador?_rdc=1&amp;_rdr</text:p>
          </table:table-cell>
          <table:table-cell office:value-type="string" calcext:value-type="string">
            <text:p>https://x.com/JorgeMunoz2024</text:p>
          </table:table-cell>
          <table:table-cell office:value-type="string" calcext:value-type="string">
            <text:p>https://www.instagram.com/jorgemunoztarapac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1JORGEOSVALDO-MUÑOZ-OYARCE.pdf</text:p>
          </table:table-cell>
          <table:table-cell office:value-type="string" calcext:value-type="string">
            <text:p>src/files/docs/tarapaca/GORE01JORGEOSVALDO-MUÑOZ-OYARCE.pdf</text:p>
          </table:table-cell>
        </table:table-row>
        <table:table-row table:style-name="ro7">
          <table:table-cell office:value-type="string" calcext:value-type="string">
            <text:p>Natan Olivos Núñez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Gobern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ofesor de Educación General Básica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Tarapaca</text:p>
          </table:table-cell>
          <table:table-cell office:value-type="string" calcext:value-type="string">
            <text:p>https://web.facebook.com/natan.olivos?_rdc=1&amp;_rdr</text:p>
          </table:table-cell>
          <table:table-cell office:value-type="string" calcext:value-type="string">
            <text:p>https://x.com/natanolivos</text:p>
          </table:table-cell>
          <table:table-cell office:value-type="string" calcext:value-type="string">
            <text:p>https://www.instagram.com/natanolivos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1NATAN-OLIVOS-NUÑEZ.pdf</text:p>
          </table:table-cell>
          <table:table-cell office:value-type="string" calcext:value-type="string">
            <text:p>src/files/docs/tarapaca/GORE01NATAN-OLIVOS-NUÑEZ.pdf</text:p>
          </table:table-cell>
        </table:table-row>
        <table:table-row table:style-name="ro3">
          <table:table-cell office:value-type="string" calcext:value-type="string">
            <text:p>Carolina Judith Moscoso Carrasco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sicólog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Carolina-Moscoso-CORE-100075483206007/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CAROLINA-MOSCOSO-CARRASCO.pdf</text:p>
          </table:table-cell>
          <table:table-cell office:value-type="string" calcext:value-type="string">
            <text:p>src/files/docs/antofagasta/GORE02CAROLINA-MOSCOSO-CARRASCO.pdf</text:p>
          </table:table-cell>
        </table:table-row>
        <table:table-row table:style-name="ro5">
          <table:table-cell office:value-type="string" calcext:value-type="string">
            <text:p>Marcela Ximena Hernando Pérez</text:p>
          </table:table-cell>
          <table:table-cell office:value-type="string" calcext:value-type="string">
            <text:p>Partido Radical (PR)</text:p>
          </table:table-cell>
          <table:table-cell office:value-type="string" calcext:value-type="string">
            <text:p>Gobernad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édica Cirujana</text:p>
          </table:table-cell>
          <table:table-cell office:value-type="string" calcext:value-type="string">
            <text:p>Tu Región Radical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MarcelaHernandoPerez?_rdc=1&amp;_rdr</text:p>
          </table:table-cell>
          <table:table-cell office:value-type="string" calcext:value-type="string">
            <text:p>https://x.com/MarcelaHernando</text:p>
          </table:table-cell>
          <table:table-cell office:value-type="string" calcext:value-type="string">
            <text:p>https://www.instagram.com/marcela_hernando</text:p>
          </table:table-cell>
          <table:table-cell office:value-type="string" calcext:value-type="string">
            <text:p>https://www.marcelahernando.cl/</text:p>
          </table:table-cell>
          <table:table-cell office:value-type="string" calcext:value-type="string">
            <text:p>https://www.tiktok.com/@marcela_herna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MARCELAXIMENA-HERNANDO-PEREZ.pdf</text:p>
          </table:table-cell>
          <table:table-cell office:value-type="string" calcext:value-type="string">
            <text:p>src/files/docs/antofagasta/GORE02MARCELAXIMENA-HERNANDO-PEREZ.pdf</text:p>
          </table:table-cell>
        </table:table-row>
        <table:table-row table:style-name="ro5">
          <table:table-cell office:value-type="string" calcext:value-type="string">
            <text:p>Ricardo Heriberto Díaz Cortés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ofesor de Filosofí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ricardodiazafta?_rdc=1&amp;_rdr</text:p>
          </table:table-cell>
          <table:table-cell office:value-type="string" calcext:value-type="string">
            <text:p>https://www.instagram.com/e.ricardodiazgob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RICARDOHERIBERTO-DIAZ-CORTES.pdf</text:p>
          </table:table-cell>
          <table:table-cell office:value-type="string" calcext:value-type="string">
            <text:p>src/files/docs/antofagasta/GORE02RICARDOHERIBERTO-DIAZ-CORTES.pdf</text:p>
          </table:table-cell>
        </table:table-row>
        <table:table-row table:style-name="ro3">
          <table:table-cell office:value-type="string" calcext:value-type="string">
            <text:p>Paola Amanda Debia González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bogada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paola.debia.9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paola.pd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PAOLAAMANDA-DEBIA-GONZALEZ.pdf</text:p>
          </table:table-cell>
          <table:table-cell office:value-type="string" calcext:value-type="string">
            <text:p>src/files/docs/antofagasta/GORE02PAOLAAMANDA-DEBIA-GONZALEZ.pdf</text:p>
          </table:table-cell>
        </table:table-row>
        <table:table-row table:style-name="ro3">
          <table:table-cell office:value-type="string" calcext:value-type="string">
            <text:p>Carlo Alejandro Antonio Arqueros Pizarro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profile.php?id=61564330734889&amp;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arquerosgo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CARLOALEJANDROANTONIO-ARQUEROS-PIZARRO.pdf</text:p>
          </table:table-cell>
          <table:table-cell office:value-type="string" calcext:value-type="string">
            <text:p>src/files/docs/antofagasta/GORE02CARLOALEJANDROANTONIO-ARQUEROS-PIZARRO.pdf</text:p>
          </table:table-cell>
        </table:table-row>
        <table:table-row table:style-name="ro1">
          <table:table-cell office:value-type="string" calcext:value-type="string">
            <text:p>Carlos Raúl Cantero Ojeda</text:p>
          </table:table-cell>
          <table:table-cell office:value-type="string" calcext:value-type="string">
            <text:p>Renovación Nacional (RN)</text:p>
          </table:table-cell>
          <table:table-cell office:value-type="string" calcext:value-type="string">
            <text:p>Gobernado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eógrafo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canterogobernador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canterogobernad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CARLOSRAUL-CANTERO-OJEDA.pdf</text:p>
          </table:table-cell>
          <table:table-cell office:value-type="string" calcext:value-type="string">
            <text:p>src/files/docs/antofagasta/GORE02CARLOSRAUL-CANTERO-OJEDA.pdf</text:p>
          </table:table-cell>
        </table:table-row>
        <table:table-row table:style-name="ro5">
          <table:table-cell office:value-type="string" calcext:value-type="string">
            <text:p>Fabián Ossandón Briceñ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geniero Civil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FabianOssandonB?_rdc=1&amp;_rdr</text:p>
          </table:table-cell>
          <table:table-cell office:value-type="string" calcext:value-type="string">
            <text:p>https://x.com/fabian_ossandon</text:p>
          </table:table-cell>
          <table:table-cell office:value-type="string" calcext:value-type="string">
            <text:p>https://www.instagram.com/fabianossandon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FABIAN-OSSANDON-BRICEÑO.pdf</text:p>
          </table:table-cell>
          <table:table-cell office:value-type="string" calcext:value-type="string">
            <text:p>src/files/docs/antofagasta/GORE02FABIAN-OSSANDON-BRICEÑO.pdf</text:p>
          </table:table-cell>
        </table:table-row>
        <table:table-row table:style-name="ro5">
          <table:table-cell office:value-type="string" calcext:value-type="string">
            <text:p>Alejandro Adrián Álamos Ubed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édico Cirujano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https://web.facebook.com/profile.php?id=100063596375865&amp;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dr.alamo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2ALEJANDRO-ALAMOS-UBEDA.pdf</text:p>
          </table:table-cell>
          <table:table-cell office:value-type="string" calcext:value-type="string">
            <text:p>src/files/docs/antofagasta/GORE02ALEJANDRO-ALAMOS-UBEDA.pdf</text:p>
          </table:table-cell>
        </table:table-row>
        <table:table-row table:style-name="ro4">
          <table:table-cell office:value-type="string" calcext:value-type="string">
            <text:p>Inti Eleodoro Salamanca Fernández</text:p>
          </table:table-cell>
          <table:table-cell office:value-type="string" calcext:value-type="string">
            <text:p>Partido Popular (PP)</text:p>
          </table:table-cell>
          <table:table-cell office:value-type="string" calcext:value-type="string">
            <text:p>Gobernador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Abogado</text:p>
          </table:table-cell>
          <table:table-cell office:value-type="string" calcext:value-type="string">
            <text:p>Izquierda Ecologista Popular</text:p>
          </table:table-cell>
          <table:table-cell office:value-type="string" calcext:value-type="string">
            <text:p>Ataca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intisalamanc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INTIELEODORO-SALAMANCA-FERNANDEZ.pdf</text:p>
          </table:table-cell>
          <table:table-cell office:value-type="string" calcext:value-type="string">
            <text:p>src/files/docs/atacama/GORE03INTIELEODORO-SALAMANCA-FERNANDEZ.pdf</text:p>
          </table:table-cell>
        </table:table-row>
        <table:table-row table:style-name="ro3">
          <table:table-cell office:value-type="string" calcext:value-type="string">
            <text:p>Gonzalo Heriberto Tamblay Tapia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écnico en Enfermerí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https://web.facebook.com/gonzalo.tamblay.9?_rdc=1&amp;_rd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GONZALO-TAMBLAY-TAPIA.pdf</text:p>
          </table:table-cell>
          <table:table-cell office:value-type="string" calcext:value-type="string">
            <text:p>src/files/docs/atacama/GORE03GONZALO-TAMBLAY-TAPIA.pdf</text:p>
          </table:table-cell>
        </table:table-row>
        <table:table-row table:style-name="ro4">
          <table:table-cell office:value-type="string" calcext:value-type="string">
            <text:p>Miguel Vargas Corre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ofesor de Historia y Geografí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x.com/mvargasatacama</text:p>
          </table:table-cell>
          <table:table-cell office:value-type="string" calcext:value-type="string">
            <text:p>https://www.instagram.com/miguelvargascorre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MIGUEL-VARGAS-CORREA.pdf</text:p>
          </table:table-cell>
          <table:table-cell office:value-type="string" calcext:value-type="string">
            <text:p>src/files/docs/atacama/GORE03MIGUEL-VARGAS-CORREA.pdf</text:p>
          </table:table-cell>
        </table:table-row>
        <table:table-row table:style-name="ro3">
          <table:table-cell office:value-type="string" calcext:value-type="string">
            <text:p>Alex Alejandro Farías Pérez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https://web.facebook.com/LEXABOGADO?_rdc=1&amp;_rdr</text:p>
          </table:table-cell>
          <table:table-cell office:value-type="string" calcext:value-type="string">
            <text:p>https://x.com/alexjuridico</text:p>
          </table:table-cell>
          <table:table-cell office:value-type="string" calcext:value-type="string">
            <text:p>https://www.instagram.com/alexfarias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ALEXALEJANDRO-FARIAS-PEREZ.pdf</text:p>
          </table:table-cell>
          <table:table-cell office:value-type="string" calcext:value-type="string">
            <text:p>src/files/docs/atacama/GORE03ALEXALEJANDRO-FARIAS-PEREZ.pdf</text:p>
          </table:table-cell>
        </table:table-row>
        <table:table-row table:style-name="ro8">
          <table:table-cell office:value-type="string" calcext:value-type="string">
            <text:p>Ignacio José Urcullú Clement-Lund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geniero en Medio Ambiente y Recursos Naturales.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https://web.facebook.com/profile.php?id=61556119126656&amp;_rdc=1&amp;_rdr</text:p>
          </table:table-cell>
          <table:table-cell office:value-type="string" calcext:value-type="string">
            <text:p>https://x.com/iurcullu</text:p>
          </table:table-cell>
          <table:table-cell office:value-type="string" calcext:value-type="string">
            <text:p>https://www.instagram.com/ignacio.urcullu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IGNACIOJOSE-URCULLU-CLEMENT-LUND.pdf</text:p>
          </table:table-cell>
          <table:table-cell office:value-type="string" calcext:value-type="string">
            <text:p>src/files/docs/atacama/GORE03IGNACIOJOSE-URCULLU-CLEMENT-LUND.pdf</text:p>
          </table:table-cell>
        </table:table-row>
        <table:table-row table:style-name="ro5">
          <table:table-cell office:value-type="string" calcext:value-type="string">
            <text:p>Nicolás José Noman Garrido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Gobernad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https://web.facebook.com/NICOLASNOMANDIPUTADO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nicolasnoma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NICOLAS-NOMAN-GARRIDO.pdf</text:p>
          </table:table-cell>
          <table:table-cell office:value-type="string" calcext:value-type="string">
            <text:p>src/files/docs/atacama/GORE03NICOLAS-NOMAN-GARRIDO.pdf</text:p>
          </table:table-cell>
        </table:table-row>
        <table:table-row table:style-name="ro5">
          <table:table-cell office:value-type="string" calcext:value-type="string">
            <text:p>Carlo Felipe Pezo Corre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édico Dermatólogo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https://web.facebook.com/CarloPezoC?_rdc=1&amp;_rd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3CARLOFELIPE-PEZO-CORREA.pdf</text:p>
          </table:table-cell>
          <table:table-cell office:value-type="string" calcext:value-type="string">
            <text:p>src/files/docs/atacama/GORE03CARLOFELIPE-PEZO-CORREA.pdf</text:p>
          </table:table-cell>
        </table:table-row>
        <table:table-row table:style-name="ro4">
          <table:table-cell office:value-type="string" calcext:value-type="string">
            <text:p>Francisco Javier Martínez Rivera</text:p>
          </table:table-cell>
          <table:table-cell office:value-type="string" calcext:value-type="string">
            <text:p>Demócratas (DEM)</text:p>
          </table:table-cell>
          <table:table-cell office:value-type="string" calcext:value-type="string">
            <text:p>Gobern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Demócratas e Independiente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franciscomartinezcore?_rdc=1&amp;_rdr</text:p>
          </table:table-cell>
          <table:table-cell office:value-type="string" calcext:value-type="string">
            <text:p>https://x.com/fmartinezcore</text:p>
          </table:table-cell>
          <table:table-cell office:value-type="string" calcext:value-type="string">
            <text:p>https://www.instagram.com/franciscomartinezgobernad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FRANCISCOJAVIER-MARTINEZ-RIVERA.pdf</text:p>
          </table:table-cell>
          <table:table-cell office:value-type="string" calcext:value-type="string">
            <text:p>src/files/docs/coquimbo/GORE04FRANCISCOJAVIER-MARTINEZ-RIVERA.pdf</text:p>
          </table:table-cell>
        </table:table-row>
        <table:table-row table:style-name="ro3">
          <table:table-cell office:value-type="string" calcext:value-type="string">
            <text:p>Tatiana Ivonne del Pilar Castillo González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cretaria ejecutiv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TatianaCastilloCoreElqui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tatiana.castillogonzalez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TATIANA-CASTILLO-GONZALEZ.pdf</text:p>
          </table:table-cell>
          <table:table-cell office:value-type="string" calcext:value-type="string">
            <text:p>src/files/docs/coquimbo/GORE04TATIANA-CASTILLO-GONZALEZ.pdf</text:p>
          </table:table-cell>
        </table:table-row>
        <table:table-row table:style-name="ro4">
          <table:table-cell office:value-type="string" calcext:value-type="string">
            <text:p>Carlos Eduardo Ruiz Benítez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marillos e Independiente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carlosruizporchile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carlosruizgobernad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CARLOSEDUARDO-RUIZ-BENITEZ.pdf</text:p>
          </table:table-cell>
          <table:table-cell office:value-type="string" calcext:value-type="string">
            <text:p>src/files/docs/coquimbo/GORE04CARLOSEDUARDO-RUIZ-BENITEZ.pdf</text:p>
          </table:table-cell>
        </table:table-row>
        <table:table-row table:style-name="ro5">
          <table:table-cell office:value-type="string" calcext:value-type="string">
            <text:p>Javier Andrés Vega Ortiz</text:p>
          </table:table-cell>
          <table:table-cell office:value-type="string" calcext:value-type="string">
            <text:p>Partido Comunista (PC)</text:p>
          </table:table-cell>
          <table:table-cell office:value-type="string" calcext:value-type="string">
            <text:p>Gobernado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ciólogo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Javier-Vega-Consejero-Regional-Elqui-2022-2026-100079274780544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javiervegaortiz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JAVIERANDRES-VEGA-ORTIZ.pdf</text:p>
          </table:table-cell>
          <table:table-cell office:value-type="string" calcext:value-type="string">
            <text:p>src/files/docs/coquimbo/GORE04JAVIERANDRES-VEGA-ORTIZ.pdf</text:p>
          </table:table-cell>
        </table:table-row>
        <table:table-row table:style-name="ro3">
          <table:table-cell office:value-type="string" calcext:value-type="string">
            <text:p>Rodrigo Manuel Orrego Gálvez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geniero en Gestión Industrial.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rodrigo.orrego.39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rodrigoorrego77</text:p>
          </table:table-cell>
          <table:table-cell office:value-type="string" calcext:value-type="string">
            <text:p>https://rodrigoorregoregcoquimbo2024.webnode.cl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RODRIGOMANUEL-ORREGO-GALVEZ.pdf</text:p>
          </table:table-cell>
          <table:table-cell office:value-type="string" calcext:value-type="string">
            <text:p>src/files/docs/coquimbo/GORE04RODRIGOMANUEL-ORREGO-GALVEZ.pdf</text:p>
          </table:table-cell>
        </table:table-row>
        <table:table-row table:style-name="ro7">
          <table:table-cell office:value-type="string" calcext:value-type="string">
            <text:p>Wladimir Alexander Pleticosic Orellana</text:p>
          </table:table-cell>
          <table:table-cell office:value-type="string" calcext:value-type="string">
            <text:p>Democracia Cristiana (DC)</text:p>
          </table:table-cell>
          <table:table-cell office:value-type="string" calcext:value-type="string">
            <text:p>Gobernad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rofesor de Educación General Básica</text:p>
          </table:table-cell>
          <table:table-cell office:value-type="string" calcext:value-type="string">
            <text:p>Por un Chile Mejor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pleticosiconcejal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wladimir_pleticosi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WLADIMIRALEXANDER-PLETICOSIC-ORELLANA.pdf</text:p>
          </table:table-cell>
          <table:table-cell office:value-type="string" calcext:value-type="string">
            <text:p>src/files/docs/coquimbo/GORE04WLADIMIRALEXANDER-PLETICOSIC-ORELLANA.pdf</text:p>
          </table:table-cell>
        </table:table-row>
        <table:table-row table:style-name="ro3">
          <table:table-cell office:value-type="string" calcext:value-type="string">
            <text:p>Andrés Eduardo Guerra Vega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andresguerrarep?_rdc=1&amp;_rdr</text:p>
          </table:table-cell>
          <table:table-cell office:value-type="string" calcext:value-type="string">
            <text:p>https://x.com/aguerrido1978</text:p>
          </table:table-cell>
          <table:table-cell office:value-type="string" calcext:value-type="string">
            <text:p>https://www.instagram.com/aguerrarepublic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ANDRESEDUARDO-GUERRA-VEGA.pdf</text:p>
          </table:table-cell>
          <table:table-cell office:value-type="string" calcext:value-type="string">
            <text:p>src/files/docs/coquimbo/GORE04ANDRESEDUARDO-GUERRA-VEGA.pdf</text:p>
          </table:table-cell>
        </table:table-row>
        <table:table-row table:style-name="ro5">
          <table:table-cell office:value-type="string" calcext:value-type="string">
            <text:p>Cristóbal Nicolás Juliá de la Veg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teorólogo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cristobaljuliadelavega?_rdc=1&amp;_rdr</text:p>
          </table:table-cell>
          <table:table-cell office:value-type="string" calcext:value-type="string">
            <text:p>https://x.com/cristobaljuliav</text:p>
          </table:table-cell>
          <table:table-cell office:value-type="string" calcext:value-type="string">
            <text:p>https://www.instagram.com/cjulia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CRISTOBALNICOLAS JULIA DE LA VEGA.pdf</text:p>
          </table:table-cell>
          <table:table-cell office:value-type="string" calcext:value-type="string">
            <text:p>src/files/docs/coquimbo/GORE04CRISTOBALNICOLAS JULIA DE LA VEGA.pdf</text:p>
          </table:table-cell>
        </table:table-row>
        <table:table-row table:style-name="ro5">
          <table:table-cell office:value-type="string" calcext:value-type="string">
            <text:p>Pablo Herman Herrer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quitecto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https://web.facebook.com/pablo.herman.908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pablo.herman.90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4PABLO-HERMAN-HERRERA.pdf</text:p>
          </table:table-cell>
          <table:table-cell office:value-type="string" calcext:value-type="string">
            <text:p>src/files/docs/coquimbo/GORE04PABLO-HERMAN-HERRERA.pdf</text:p>
          </table:table-cell>
        </table:table-row>
        <table:table-row table:style-name="ro3">
          <table:table-cell office:value-type="string" calcext:value-type="string">
            <text:p>Patricio Rodrigo Arenas Román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https://web.facebook.com/patricio.arenas.9?_rdc=1&amp;_r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patricioarenas.cl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PATRICIO-ARENAS-ROMAN.pdf</text:p>
          </table:table-cell>
          <table:table-cell office:value-type="string" calcext:value-type="string">
            <text:p>src/files/docs/ohiggins/GORE06PATRICIO-ARENAS-ROMAN.pdf</text:p>
          </table:table-cell>
        </table:table-row>
        <table:table-row table:style-name="ro4">
          <table:table-cell office:value-type="string" calcext:value-type="string">
            <text:p>Mario Alberto Gálvez Palm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écnico en Administración de Empresas</text:p>
          </table:table-cell>
          <table:table-cell office:value-type="string" calcext:value-type="string">
            <text:p>Tu Región Radical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https://web.facebook.com/mariogalvezpalma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mariogalvez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MARIOALBERTO-GALVEZ-PALMA.pdf</text:p>
          </table:table-cell>
          <table:table-cell office:value-type="string" calcext:value-type="string">
            <text:p>src/files/docs/ohiggins/GORE06MARIOALBERTO-GALVEZ-PALMA.pdf</text:p>
          </table:table-cell>
        </table:table-row>
        <table:table-row table:style-name="ro9">
          <table:table-cell office:value-type="string" calcext:value-type="string">
            <text:p>Pablo Manuel Silva Amaya</text:p>
          </table:table-cell>
          <table:table-cell office:value-type="string" calcext:value-type="string">
            <text:p>Partido Socialista (PS)</text:p>
          </table:table-cell>
          <table:table-cell office:value-type="string" calcext:value-type="string">
            <text:p>Gobernado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geniero en Ejecución en Gestión Administrativ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https://web.facebook.com/pablosilvagobernador?_rdc=1&amp;_rdr</text:p>
          </table:table-cell>
          <table:table-cell office:value-type="string" calcext:value-type="string">
            <text:p>https://x.com/pablosilvaamaya</text:p>
          </table:table-cell>
          <table:table-cell office:value-type="string" calcext:value-type="string">
            <text:p>https://www.instagram.com/pablo_silva_amay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PABLO-SILVA-AMAYA.pdf</text:p>
          </table:table-cell>
          <table:table-cell office:value-type="string" calcext:value-type="string">
            <text:p>src/files/docs/ohiggins/GORE06PABLO-SILVA-AMAYA.pdf</text:p>
          </table:table-cell>
        </table:table-row>
        <table:table-row table:style-name="ro9">
          <table:table-cell office:value-type="string" calcext:value-type="string">
            <text:p>Carol Aros Seguel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geniera en Finanzas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https://web.facebook.com/carolarosseguel2?_rdc=1&amp;_rdr</text:p>
          </table:table-cell>
          <table:table-cell office:value-type="string" calcext:value-type="string">
            <text:p>https://x.com/carolarosseguel</text:p>
          </table:table-cell>
          <table:table-cell office:value-type="string" calcext:value-type="string">
            <text:p>https://www.instagram.com/carolarossegu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carolarossegu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CAROL-AROS-SEGUEL.pdf</text:p>
          </table:table-cell>
          <table:table-cell office:value-type="string" calcext:value-type="string">
            <text:p>src/files/docs/ohiggins/GORE06CAROL-AROS-SEGUEL.pdf</text:p>
          </table:table-cell>
        </table:table-row>
        <table:table-row table:style-name="ro9">
          <table:table-cell office:value-type="string" calcext:value-type="string">
            <text:p>Carlos Eduardo Zamora Cancino</text:p>
          </table:table-cell>
          <table:table-cell office:value-type="string" calcext:value-type="string">
            <text:p>Alianza Verde Popular (AVP)</text:p>
          </table:table-cell>
          <table:table-cell office:value-type="string" calcext:value-type="string">
            <text:p>Gobernador</text:p>
          </table:table-cell>
          <table:table-cell office:value-type="float" office:value="54" calcext:value-type="float">
            <text:p>54</text:p>
          </table:table-cell>
          <table:table-cell table:style-name="Default"/>
          <table:table-cell office:value-type="string" calcext:value-type="string">
            <text:p>Ecologistas, Animalistas e Independientes</text:p>
          </table:table-cell>
          <table:table-cell office:value-type="string" calcext:value-type="string">
            <text:p>O’higgin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CARLOS-ZAMORA-CANCINO.pdf</text:p>
          </table:table-cell>
          <table:table-cell office:value-type="string" calcext:value-type="string">
            <text:p>src/files/docs/ohiggins/GORE06CARLOS-ZAMORA-CANCINO.pdf</text:p>
          </table:table-cell>
        </table:table-row>
        <table:table-row table:style-name="ro9">
          <table:table-cell office:value-type="string" calcext:value-type="string">
            <text:p>Fernando Ugarte Tejeda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https://web.facebook.com/fernandougartetejeda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fernandougarte_ohiggin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FERNANDO-UGARTE-TEJEDA.pdf</text:p>
          </table:table-cell>
          <table:table-cell office:value-type="string" calcext:value-type="string">
            <text:p>src/files/docs/ohiggins/GORE06FERNANDO-UGARTE-TEJEDA.pdf</text:p>
          </table:table-cell>
        </table:table-row>
        <table:table-row table:style-name="ro5">
          <table:table-cell office:value-type="string" calcext:value-type="string">
            <text:p>Rebeca del Rosario Cofré Calderón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ricultora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https://web.facebook.com/rebecacofregobernadora?_rdc=1&amp;_rdr</text:p>
          </table:table-cell>
          <table:table-cell office:value-type="string" calcext:value-type="string">
            <text:p>https://x.com/rebecacofrec</text:p>
          </table:table-cell>
          <table:table-cell office:value-type="string" calcext:value-type="string">
            <text:p>https://www.instagram.com/rebecacofrecalder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6REBECADELROSARIO-COFRE-CALDERON.pdf</text:p>
          </table:table-cell>
          <table:table-cell office:value-type="string" calcext:value-type="string">
            <text:p>src/files/docs/ohiggins/GORE06REBECADELROSARIO-COFRE-CALDERON.pdf</text:p>
          </table:table-cell>
        </table:table-row>
        <table:table-row table:style-name="ro3">
          <table:table-cell office:value-type="string" calcext:value-type="string">
            <text:p>Fernanda Aguirre Torres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inesiólog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https://web.facebook.com/fercatita.gs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fernanda_aguirr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7FERNANDA-AGUIRRE-TORRES.pdf</text:p>
          </table:table-cell>
          <table:table-cell office:value-type="string" calcext:value-type="string">
            <text:p>src/files/docs/maule/GORE07FERNANDA-AGUIRRE-TORRES.pdf</text:p>
          </table:table-cell>
        </table:table-row>
        <table:table-row table:style-name="ro5">
          <table:table-cell office:value-type="string" calcext:value-type="string">
            <text:p>Cristina Andrea Bravo Castro</text:p>
          </table:table-cell>
          <table:table-cell office:value-type="string" calcext:value-type="string">
            <text:p>Democracia Cristiana (DC)</text:p>
          </table:table-cell>
          <table:table-cell office:value-type="string" calcext:value-type="string">
            <text:p>Gobernado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istente Social</text:p>
          </table:table-cell>
          <table:table-cell office:value-type="string" calcext:value-type="string">
            <text:p>Por un Chile Mejor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https://web.facebook.com/cribravoc?_rdc=1&amp;_rdr</text:p>
          </table:table-cell>
          <table:table-cell office:value-type="string" calcext:value-type="string">
            <text:p>https://x.com/crisbravocastr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7CRISTINA-BRAVO-CASTRO.pdf</text:p>
          </table:table-cell>
          <table:table-cell office:value-type="string" calcext:value-type="string">
            <text:p>src/files/docs/maule/GORE07CRISTINA-BRAVO-CASTRO.pdf</text:p>
          </table:table-cell>
        </table:table-row>
        <table:table-row table:style-name="ro3">
          <table:table-cell office:value-type="string" calcext:value-type="string">
            <text:p>Gabriel Andrés Rojas Rojas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Ecologistas, Animalistas e Independientes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https://web.facebook.com/gabrielrojasmaule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gabrielrojasrojas_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7GABRIEL-ROJAS-ROJAS.pdf</text:p>
          </table:table-cell>
          <table:table-cell office:value-type="string" calcext:value-type="string">
            <text:p>src/files/docs/maule/GORE07GABRIEL-ROJAS-ROJAS.pdf</text:p>
          </table:table-cell>
        </table:table-row>
        <table:table-row table:style-name="ro3">
          <table:table-cell office:value-type="string" calcext:value-type="string">
            <text:p>Juan Eduardo Prieto Corre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https://web.facebook.com/juaneduardoprietocorrea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juane_pri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juaneduardopri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7JUANEDUARDO-PRIETO-CORREA.pdf</text:p>
          </table:table-cell>
          <table:table-cell office:value-type="string" calcext:value-type="string">
            <text:p>src/files/docs/maule/GORE07JUANEDUARDO-PRIETO-CORREA.pdf</text:p>
          </table:table-cell>
        </table:table-row>
        <table:table-row table:style-name="ro5">
          <table:table-cell office:value-type="string" calcext:value-type="string">
            <text:p>Pedro Pablo Álvarez-Salamanca Ramírez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Gobernado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gricultor y Político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https://web.facebook.com/diputado38?_rdc=1&amp;_rdr</text:p>
          </table:table-cell>
          <table:table-cell office:value-type="string" calcext:value-type="string">
            <text:p>https://x.com/alvarezsalamanc</text:p>
          </table:table-cell>
          <table:table-cell office:value-type="string" calcext:value-type="string">
            <text:p>https://www.instagram.com/pedroalvarezsalamanca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7PEDROPABLO-ALVAREZ-SALAMANCA-RAMIREZ.pdf</text:p>
          </table:table-cell>
          <table:table-cell office:value-type="string" calcext:value-type="string">
            <text:p>src/files/docs/maule/GORE07PEDROPABLO-ALVAREZ-SALAMANCA-RAMIREZ.pdf</text:p>
          </table:table-cell>
        </table:table-row>
        <table:table-row table:style-name="ro3">
          <table:table-cell office:value-type="string" calcext:value-type="string">
            <text:p>Erick Helber Jiménez Garay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nfermero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Nuble</text:p>
          </table:table-cell>
          <table:table-cell office:value-type="string" calcext:value-type="string">
            <text:p>https://web.facebook.com/Erick-Jimenez-Garay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erick_jimenez_gara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6ERICK-JIMENEZ-GARAY.pdf</text:p>
          </table:table-cell>
          <table:table-cell office:value-type="string" calcext:value-type="string">
            <text:p>src/files/docs/nuble/GORE16ERICK-JIMENEZ-GARAY.pdf</text:p>
          </table:table-cell>
        </table:table-row>
        <table:table-row table:style-name="ro5">
          <table:table-cell office:value-type="string" calcext:value-type="string">
            <text:p>Óscar Manuel Crisóstomo Llanos</text:p>
          </table:table-cell>
          <table:table-cell office:value-type="string" calcext:value-type="string">
            <text:p>Partido Socialista (PS)</text:p>
          </table:table-cell>
          <table:table-cell office:value-type="string" calcext:value-type="string">
            <text:p>Gobernad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abajador Social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Nuble</text:p>
          </table:table-cell>
          <table:table-cell office:value-type="string" calcext:value-type="string">
            <text:p>https://web.facebook.com/OscarCrisostomoLlanos?_rdc=1&amp;_rdr</text:p>
          </table:table-cell>
          <table:table-cell office:value-type="string" calcext:value-type="string">
            <text:p>https://x.com/oscarcrisostomo</text:p>
          </table:table-cell>
          <table:table-cell office:value-type="string" calcext:value-type="string">
            <text:p>https://www.instagram.com/ocrisos</text:p>
          </table:table-cell>
          <table:table-cell office:value-type="string" calcext:value-type="string">
            <text:p>https://oscarcrisostomo.cl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6OSCAR-CRISOSTOMO-LLANOS.pdf</text:p>
          </table:table-cell>
          <table:table-cell office:value-type="string" calcext:value-type="string">
            <text:p>src/files/docs/nuble/GORE16OSCAR-CRISOSTOMO-LLANOS.pdf</text:p>
          </table:table-cell>
        </table:table-row>
        <table:table-row table:style-name="ro3">
          <table:table-cell office:value-type="string" calcext:value-type="string">
            <text:p>Juan Manuel Rivas Garrido</text:p>
          </table:table-cell>
          <table:table-cell office:value-type="string" calcext:value-type="string">
            <text:p>Alianza Verde Popular (AVP)</text:p>
          </table:table-cell>
          <table:table-cell office:value-type="string" calcext:value-type="string">
            <text:p>Gobernado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abajador Social</text:p>
          </table:table-cell>
          <table:table-cell office:value-type="string" calcext:value-type="string">
            <text:p>Ecologistas, Animalistas e Independientes</text:p>
          </table:table-cell>
          <table:table-cell office:value-type="string" calcext:value-type="string">
            <text:p>Nuble</text:p>
          </table:table-cell>
          <table:table-cell office:value-type="string" calcext:value-type="string">
            <text:p>https://cacheserverl2.blob.core.windows.net/cdnservel/ProgramasGORE2024/GORE16JUANMANUEL-RIVAS-GARRIDO.pd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s://www.tiktok.com/@juanmanuelrivasg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6JUANMANUEL-RIVAS-GARRIDO.pdf</text:p>
          </table:table-cell>
          <table:table-cell office:value-type="string" calcext:value-type="string">
            <text:p>src/files/docs/nuble/GORE16JUANMANUEL-RIVAS-GARRIDO.pdf</text:p>
          </table:table-cell>
        </table:table-row>
        <table:table-row table:style-name="ro3">
          <table:table-cell office:value-type="string" calcext:value-type="string">
            <text:p>Jorge Luis Sánchez Fuentealba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office:value-type="string" calcext:value-type="string">
            <text:p>Republicanos e Independientes</text:p>
          </table:table-cell>
          <table:table-cell office:value-type="string" calcext:value-type="string">
            <text:p>N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x.com/JorgeluisRep</text:p>
          </table:table-cell>
          <table:table-cell office:value-type="string" calcext:value-type="string">
            <text:p>https://www.instagram.com/jorgeluissanchez_nub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6JORGELUIS-SANCHEZ-FUENTEALBA.pdf</text:p>
          </table:table-cell>
          <table:table-cell office:value-type="string" calcext:value-type="string">
            <text:p>src/files/docs/nuble/GORE16JORGELUIS-SANCHEZ-FUENTEALBA.pdf</text:p>
          </table:table-cell>
        </table:table-row>
        <table:table-row table:style-name="ro5">
          <table:table-cell office:value-type="string" calcext:value-type="string">
            <text:p>Benjamín Iván Maureira Álvarez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Gobernado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ofesor de Castellano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Nu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benjaminmaureiragobernad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6BENJAMIN-MAUREIRA-ALVAREZ.pdf</text:p>
          </table:table-cell>
          <table:table-cell office:value-type="string" calcext:value-type="string">
            <text:p>src/files/docs/nuble/GORE16BENJAMIN-MAUREIRA-ALVAREZ.pdf</text:p>
          </table:table-cell>
        </table:table-row>
        <table:table-row table:style-name="ro4">
          <table:table-cell office:value-type="string" calcext:value-type="string">
            <text:p>José Ignacio Marín Abuín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geniero Civil Industrial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Nuble</text:p>
          </table:table-cell>
          <table:table-cell office:value-type="string" calcext:value-type="string">
            <text:p>https://web.facebook.com/IgnacioMarinAbuin?_rdc=1&amp;_rdr</text:p>
          </table:table-cell>
          <table:table-cell office:value-type="string" calcext:value-type="string">
            <text:p>https://x.com/imarinabuin</text:p>
          </table:table-cell>
          <table:table-cell office:value-type="string" calcext:value-type="string">
            <text:p>https://www.instagram.com/imarinabuin</text:p>
          </table:table-cell>
          <table:table-cell office:value-type="string" calcext:value-type="string">
            <text:p>https://www.ignaciomarin.cl/</text:p>
          </table:table-cell>
          <table:table-cell office:value-type="string" calcext:value-type="string">
            <text:p>https://www.tiktok.com/@imarinabu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6IGNACIO-MARIN-ABUIN.pdf</text:p>
          </table:table-cell>
          <table:table-cell office:value-type="string" calcext:value-type="string">
            <text:p>src/files/docs/nuble/GORE16IGNACIO-MARIN-ABUIN.pdf</text:p>
          </table:table-cell>
        </table:table-row>
        <table:table-row table:style-name="ro5">
          <table:table-cell office:value-type="string" calcext:value-type="string">
            <text:p>Omar Rashid Sabat Guzmán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geniero Forestal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https://web.facebook.com/omarsabatguzman?_rdc=1&amp;_rdr</text:p>
          </table:table-cell>
          <table:table-cell office:value-type="string" calcext:value-type="string">
            <text:p>https://x.com/omar_sabat</text:p>
          </table:table-cell>
          <table:table-cell office:value-type="string" calcext:value-type="string">
            <text:p>https://www.instagram.com/omarsab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4OMAR-SABAT-GUZMAN.pdf</text:p>
          </table:table-cell>
          <table:table-cell office:value-type="string" calcext:value-type="string">
            <text:p>src/files/docs/rios/GORE14OMAR-SABAT-GUZMAN.pdf</text:p>
          </table:table-cell>
        </table:table-row>
        <table:table-row table:style-name="ro3">
          <table:table-cell office:value-type="string" calcext:value-type="string">
            <text:p>Carolina Andrea Zúñiga Brito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geniera Constructora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https://web.facebook.com/zunigacorelosrios?_rdc=1&amp;_rdr</text:p>
          </table:table-cell>
          <table:table-cell office:value-type="string" calcext:value-type="string">
            <text:p>https://x.com/carolinazunigab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4CAROLINAANDREA-ZUÑIGA-BRITO.pdf</text:p>
          </table:table-cell>
          <table:table-cell office:value-type="string" calcext:value-type="string">
            <text:p>src/files/docs/rios/GORE14CAROLINAANDREA-ZUÑIGA-BRITO.pdf</text:p>
          </table:table-cell>
        </table:table-row>
        <table:table-row table:style-name="ro4">
          <table:table-cell office:value-type="string" calcext:value-type="string">
            <text:p>Luis Alfonso Cuvertino Gómez</text:p>
          </table:table-cell>
          <table:table-cell office:value-type="string" calcext:value-type="string">
            <text:p>Partido Socialista (PS)</text:p>
          </table:table-cell>
          <table:table-cell office:value-type="string" calcext:value-type="string">
            <text:p>Gobernado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ofesor de Educación Básic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https://web.facebook.com/LuisCuvertinoGomez?_rdc=1&amp;_rdr</text:p>
          </table:table-cell>
          <table:table-cell office:value-type="string" calcext:value-type="string">
            <text:p>https://x.com/luiscuvertinog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4LUIS-CUVERTINO-GOMEZ.pdf</text:p>
          </table:table-cell>
          <table:table-cell office:value-type="string" calcext:value-type="string">
            <text:p>src/files/docs/rios/GORE14LUIS-CUVERTINO-GOMEZ.pdf</text:p>
          </table:table-cell>
        </table:table-row>
        <table:table-row table:style-name="ro3">
          <table:table-cell office:value-type="string" calcext:value-type="string">
            <text:p>Tamar Angélica Muñoz Sepúlveda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ólog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https://web.facebook.com/Tamar-Mu%C3%B1oz?_rdc=1&amp;_rdr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4TAMARANGELICA-MUÑOZ-SEPULVEDA.pdf</text:p>
          </table:table-cell>
          <table:table-cell office:value-type="string" calcext:value-type="string">
            <text:p>src/files/docs/rios/GORE14TAMARANGELICA-MUÑOZ-SEPULVEDA.pdf</text:p>
          </table:table-cell>
        </table:table-row>
        <table:table-row table:style-name="ro3">
          <table:table-cell office:value-type="string" calcext:value-type="string">
            <text:p>Liset Noelia Quilodrán Quiñinao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sicólog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Aysen</text:p>
          </table:table-cell>
          <table:table-cell office:value-type="string" calcext:value-type="string">
            <text:p>https://web.facebook.com/Liset-Quilodr%C3%A1n-Candidata-a-Gobernadora-por-Ays%C3%A9n?_rdc=1&amp;_rdr</text:p>
          </table:table-cell>
          <table:table-cell office:value-type="string" calcext:value-type="string">
            <text:p>https://x.com/liset_por_Aysen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1LISETNOELIA-QUILODRAN-QUIÑINAO.pdf</text:p>
          </table:table-cell>
          <table:table-cell office:value-type="string" calcext:value-type="string">
            <text:p>src/files/docs/aysen/GORE11LISETNOELIA-QUILODRAN-QUIÑINAO.pdf</text:p>
          </table:table-cell>
        </table:table-row>
        <table:table-row table:style-name="ro5">
          <table:table-cell office:value-type="string" calcext:value-type="string">
            <text:p>Andrea Jacqueline Macías Palma</text:p>
          </table:table-cell>
          <table:table-cell office:value-type="string" calcext:value-type="string">
            <text:p>Partido Socialista (PS)</text:p>
          </table:table-cell>
          <table:table-cell office:value-type="string" calcext:value-type="string">
            <text:p>Gobernado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ciólog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Aysen</text:p>
          </table:table-cell>
          <table:table-cell office:value-type="string" calcext:value-type="string">
            <text:p>https://web.facebook.com/AndreaGoreAysen?_rdc=1&amp;_rdr</text:p>
          </table:table-cell>
          <table:table-cell office:value-type="string" calcext:value-type="string">
            <text:p>https://x.com/andreagoreaysen</text:p>
          </table:table-cell>
          <table:table-cell office:value-type="string" calcext:value-type="string">
            <text:p>https://www.instagram.com/andreamaciasgobernadora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1ANDREA-MACIAS-PALMA.pdf</text:p>
          </table:table-cell>
          <table:table-cell office:value-type="string" calcext:value-type="string">
            <text:p>src/files/docs/aysen/GORE11ANDREA-MACIAS-PALMA.pdf</text:p>
          </table:table-cell>
        </table:table-row>
        <table:table-row table:style-name="ro5">
          <table:table-cell office:value-type="string" calcext:value-type="string">
            <text:p>Marcelo Santana Vargas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Gobern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geniero Ambiental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Aysen</text:p>
          </table:table-cell>
          <table:table-cell office:value-type="string" calcext:value-type="string">
            <text:p>https://web.facebook.com/MarceloSantanaxAysen?_rdc=1&amp;_rdr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1MARCELOSANTANA VARGAS.pdf</text:p>
          </table:table-cell>
          <table:table-cell office:value-type="string" calcext:value-type="string">
            <text:p>src/files/docs/aysen/GORE11MARCELOSANTANA VARGAS.pdf</text:p>
          </table:table-cell>
        </table:table-row>
        <table:table-row table:style-name="ro5">
          <table:table-cell office:value-type="string" calcext:value-type="string">
            <text:p>Jorge Patricio Abello Moll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geniero Forestal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Aysen</text:p>
          </table:table-cell>
          <table:table-cell office:value-type="string" calcext:value-type="string">
            <text:p>https://web.facebook.com/jorge.abello.547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consejero_abell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1JORGEPATRICIO-ABELLO-MOLL.pdf</text:p>
          </table:table-cell>
          <table:table-cell office:value-type="string" calcext:value-type="string">
            <text:p>src/files/docs/aysen/GORE11JORGEPATRICIO-ABELLO-MOLL.pdf</text:p>
          </table:table-cell>
        </table:table-row>
        <table:table-row table:style-name="ro3">
          <table:table-cell office:value-type="string" calcext:value-type="string">
            <text:p>Natacha Odette Rivas Morales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rredora de propiedades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https://web.facebook.com/Precandidata-Natacha-Rivas-Gobernaci%C3%B3n-Los-Lagos-61560492687473/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0NATACHAODETTE-RIVAS-MORALES.pdf</text:p>
          </table:table-cell>
          <table:table-cell office:value-type="string" calcext:value-type="string">
            <text:p>src/files/docs/lagos/GORE10NATACHAODETTE-RIVAS-MORALES.pdf</text:p>
          </table:table-cell>
        </table:table-row>
        <table:table-row table:style-name="ro4">
          <table:table-cell office:value-type="string" calcext:value-type="string">
            <text:p>Claudio Andrés Pérez Barros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ociólogo</text:p>
          </table:table-cell>
          <table:table-cell office:value-type="string" calcext:value-type="string">
            <text:p>Regiones Verdes Liberale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https://web.facebook.com/Claudio-P%C3%A9rez-Barros?_rdc=1&amp;_rd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0CLAUDIOANDRES-PEREZ-BARROS.pdf</text:p>
          </table:table-cell>
          <table:table-cell office:value-type="string" calcext:value-type="string">
            <text:p>src/files/docs/lagos/GORE10CLAUDIOANDRES-PEREZ-BARROS.pdf</text:p>
          </table:table-cell>
        </table:table-row>
        <table:table-row table:style-name="ro5">
          <table:table-cell office:value-type="string" calcext:value-type="string">
            <text:p>Patricia Elena Rada Salazar</text:p>
          </table:table-cell>
          <table:table-cell office:value-type="string" calcext:value-type="string">
            <text:p>Frente Amplio (FA)</text:p>
          </table:table-cell>
          <table:table-cell office:value-type="string" calcext:value-type="string">
            <text:p>Gobern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bogad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https://web.facebook.com/patriciaradasalazar1?_rdc=1&amp;_rdr</text:p>
          </table:table-cell>
          <table:table-cell office:value-type="string" calcext:value-type="string">
            <text:p>https://x.com/patiradasalazar</text:p>
          </table:table-cell>
          <table:table-cell office:value-type="string" calcext:value-type="string">
            <text:p>https://www.instagram.com/patiradasalaza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0PATRICIAELENA-RADA-SALAZAR.pdf</text:p>
          </table:table-cell>
          <table:table-cell office:value-type="string" calcext:value-type="string">
            <text:p>src/files/docs/lagos/GORE10PATRICIAELENA-RADA-SALAZAR.pdf</text:p>
          </table:table-cell>
        </table:table-row>
        <table:table-row table:style-name="ro3">
          <table:table-cell office:value-type="string" calcext:value-type="string">
            <text:p>Claudia Elena Reyes Larenas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geniera Agrónoma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https://web.facebook.com/claudiagobernadora?_rdc=1&amp;_rdr</text:p>
          </table:table-cell>
          <table:table-cell office:value-type="string" calcext:value-type="string">
            <text:p>https://x.com/claudiareyesla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0CLAUDIAELENA-REYES-LARENAS.pdf</text:p>
          </table:table-cell>
          <table:table-cell office:value-type="string" calcext:value-type="string">
            <text:p>src/files/docs/lagos/GORE10CLAUDIAELENA-REYES-LARENAS.pdf</text:p>
          </table:table-cell>
        </table:table-row>
        <table:table-row table:style-name="ro3">
          <table:table-cell office:value-type="string" calcext:value-type="string">
            <text:p>Juan Alejandro Santana Tirachini</text:p>
          </table:table-cell>
          <table:table-cell office:value-type="string" calcext:value-type="string">
            <text:p>Renovación Nacional (RN)</text:p>
          </table:table-cell>
          <table:table-cell office:value-type="string" calcext:value-type="string">
            <text:p>Gobernado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geniero Comercial y Contador Auditor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https://web.facebook.com/alejandro.santana.t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alejandrosantana.ofici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0ALEJANDRO-SANTANA-TIRACHINI.pdf</text:p>
          </table:table-cell>
          <table:table-cell office:value-type="string" calcext:value-type="string">
            <text:p>src/files/docs/lagos/GORE10ALEJANDRO-SANTANA-TIRACHINI.pdf</text:p>
          </table:table-cell>
        </table:table-row>
        <table:table-row table:style-name="ro3">
          <table:table-cell office:value-type="string" calcext:value-type="string">
            <text:p>Ramón Segundo Vargas Guerrer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https://web.facebook.com/profile.php?id=100010405903366&amp;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fuerzapyme.magallane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2RAMONSEGUNDO-VARGAS-GUERRERO.pdf</text:p>
          </table:table-cell>
          <table:table-cell office:value-type="string" calcext:value-type="string">
            <text:p>src/files/docs/magallanes/GORE12RAMONSEGUNDO-VARGAS-GUERRERO.pdf</text:p>
          </table:table-cell>
        </table:table-row>
        <table:table-row table:style-name="ro5">
          <table:table-cell office:value-type="string" calcext:value-type="string">
            <text:p>Jorge Mauricio Flies Añón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édico Cirujano</text:p>
          </table:table-cell>
          <table:table-cell office:value-type="string" calcext:value-type="string">
            <text:p>Tu Región Radical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https://web.facebook.com/JorgeFliesA?_rdc=1&amp;_rd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2JORGEMAURICIO-FLIES-AÑON.pdf</text:p>
          </table:table-cell>
          <table:table-cell office:value-type="string" calcext:value-type="string">
            <text:p>src/files/docs/magallanes/GORE12JORGEMAURICIO-FLIES-AÑON.pdf</text:p>
          </table:table-cell>
        </table:table-row>
        <table:table-row table:style-name="ro3">
          <table:table-cell office:value-type="string" calcext:value-type="string">
            <text:p>Alejandro Gabriel Riquelme Ducci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https://web.facebook.com/alejandroriquelmed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alejandroriquelmeducc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2ALEJANDROGABRIEL-RIQUELME-DUCCI.pdf</text:p>
          </table:table-cell>
          <table:table-cell office:value-type="string" calcext:value-type="string">
            <text:p>src/files/docs/magallanes/GORE12ALEJANDROGABRIEL-RIQUELME-DUCCI.pdf</text:p>
          </table:table-cell>
        </table:table-row>
        <table:table-row table:style-name="ro5">
          <table:table-cell office:value-type="string" calcext:value-type="string">
            <text:p>Daniela Andrea Arecheta Bórquez</text:p>
          </table:table-cell>
          <table:table-cell office:value-type="string" calcext:value-type="string">
            <text:p>Evópoli (EVO)</text:p>
          </table:table-cell>
          <table:table-cell office:value-type="string" calcext:value-type="string">
            <text:p>Gobernad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Magallan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arechetagobernador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2DANIELA-ARECHETA-BORQUEZ.pdf</text:p>
          </table:table-cell>
          <table:table-cell office:value-type="string" calcext:value-type="string">
            <text:p>src/files/docs/magallanes/GORE12DANIELA-ARECHETA-BORQUEZ.pdf</text:p>
          </table:table-cell>
        </table:table-row>
        <table:table-row table:style-name="ro5">
          <table:table-cell office:value-type="string" calcext:value-type="string">
            <text:p>José Raúl Barría Bustamante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Magallan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josepepebarr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12JOSERAUL-BARRIA-BUSTAMANTE.pdf</text:p>
          </table:table-cell>
          <table:table-cell office:value-type="string" calcext:value-type="string">
            <text:p>src/files/docs/magallanes/GORE12JOSERAUL-BARRIA-BUSTAMANTE.pdf</text:p>
          </table:table-cell>
        </table:table-row>
        <table:table-row table:style-name="ro3">
          <table:table-cell office:value-type="string" calcext:value-type="string">
            <text:p>César Augusto Vargas Zurit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cenciado en Ciencias Policiales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https://www.facebook.com/CesarVargasIX</text:p>
          </table:table-cell>
          <table:table-cell office:value-type="string" calcext:value-type="string">
            <text:p>https://x.com/cesarvargasix</text:p>
          </table:table-cell>
          <table:table-cell office:value-type="string" calcext:value-type="string">
            <text:p>https://www.instagram.com/cesarvargaszurita</text:p>
          </table:table-cell>
          <table:table-cell office:value-type="string" calcext:value-type="string">
            <text:p>https://cesarvargas.cl/</text:p>
          </table:table-cell>
          <table:table-cell office:value-type="string" calcext:value-type="string">
            <text:p>https://www.tiktok.com/@cesarvargaszur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9CESARAUGUSTO-VARGAS-ZURITA.pdf</text:p>
          </table:table-cell>
          <table:table-cell office:value-type="string" calcext:value-type="string">
            <text:p>src/files/docs/araucania/GORE09CESARAUGUSTO-VARGAS-ZURITA.pdf</text:p>
          </table:table-cell>
        </table:table-row>
        <table:table-row table:style-name="ro5">
          <table:table-cell office:value-type="string" calcext:value-type="string">
            <text:p>Luis Alberto Penchuleo Morales</text:p>
          </table:table-cell>
          <table:table-cell office:value-type="string" calcext:value-type="string">
            <text:p>Frente Amplio (FA)</text:p>
          </table:table-cell>
          <table:table-cell office:value-type="string" calcext:value-type="string">
            <text:p>Gobernad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Por Chile y Sus Regiones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https://www.facebook.com/penchuleo.gobernador</text:p>
          </table:table-cell>
          <table:table-cell office:value-type="string" calcext:value-type="string">
            <text:p>https://x.com/penchuleo</text:p>
          </table:table-cell>
          <table:table-cell office:value-type="string" calcext:value-type="string">
            <text:p>https://www.instagram.com/penchuleo_gobernador</text:p>
          </table:table-cell>
          <table:table-cell office:value-type="string" calcext:value-type="string">
            <text:p>https://linktr.ee/luispenchuleomorales</text:p>
          </table:table-cell>
          <table:table-cell office:value-type="string" calcext:value-type="string">
            <text:p>https://www.tiktok.com/@luispenchuleo_mora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9LUISALBERTO-PENCHULEO-MORALES.pdf</text:p>
          </table:table-cell>
          <table:table-cell office:value-type="string" calcext:value-type="string">
            <text:p>src/files/docs/araucania/GORE09LUISALBERTO-PENCHULEO-MORALES.pdf</text:p>
          </table:table-cell>
        </table:table-row>
        <table:table-row table:style-name="ro3">
          <table:table-cell office:value-type="string" calcext:value-type="string">
            <text:p>Pablo Alberto Díaz Salazar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écnico Electricista Industrial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https://www.facebook.com/pablodiazaraucania</text:p>
          </table:table-cell>
          <table:table-cell office:value-type="string" calcext:value-type="string">
            <text:p>https://x.com/padiazs</text:p>
          </table:table-cell>
          <table:table-cell office:value-type="string" calcext:value-type="string">
            <text:p>https://www.instagram.com/pablodiazsalazar_</text:p>
          </table:table-cell>
          <table:table-cell office:value-type="string" calcext:value-type="string">
            <text:p>https://flow.page/pablodiazsalazar</text:p>
          </table:table-cell>
          <table:table-cell office:value-type="string" calcext:value-type="string">
            <text:p>https://www.tiktok.com/@pablo.diaz.sala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9PABLO-DIAZ-SALAZAR.pdf</text:p>
          </table:table-cell>
          <table:table-cell office:value-type="string" calcext:value-type="string">
            <text:p>src/files/docs/araucania/GORE09PABLO-DIAZ-SALAZAR.pdf</text:p>
          </table:table-cell>
        </table:table-row>
        <table:table-row table:style-name="ro5">
          <table:table-cell office:value-type="string" calcext:value-type="string">
            <text:p>Luciano Alejandro Rivas Stepke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geniero Acuícola</text:p>
          </table:table-cell>
          <table:table-cell office:value-type="string" calcext:value-type="string">
            <text:p>Chile Vamos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https://www.facebook.com/lucianorivasstepke</text:p>
          </table:table-cell>
          <table:table-cell office:value-type="string" calcext:value-type="string">
            <text:p>https://x.com/LucianoRivas</text:p>
          </table:table-cell>
          <table:table-cell office:value-type="string" calcext:value-type="string">
            <text:p>https://www.instagram.com/lucianorivasstepke</text:p>
          </table:table-cell>
          <table:table-cell office:value-type="string" calcext:value-type="string">
            <text:p>https://lucianorivas.cl/</text:p>
          </table:table-cell>
          <table:table-cell office:value-type="string" calcext:value-type="string">
            <text:p>https://www.tiktok.com/@lucianorivasstepk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9PABLO-DIAZ-SALAZAR.pdf</text:p>
          </table:table-cell>
          <table:table-cell office:value-type="string" calcext:value-type="string">
            <text:p>src/files/docs/araucania/GORE09PABLO-DIAZ-SALAZAR.pdf</text:p>
          </table:table-cell>
        </table:table-row>
        <table:table-row table:style-name="ro5">
          <table:table-cell office:value-type="string" calcext:value-type="string">
            <text:p>René Fernando Saffirio Espinoz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https://www.facebook.com/ReneSaffirioEspinoza</text:p>
          </table:table-cell>
          <table:table-cell office:value-type="string" calcext:value-type="string">
            <text:p>https://x.com/renesaffirio</text:p>
          </table:table-cell>
          <table:table-cell office:value-type="string" calcext:value-type="string">
            <text:p>https://www.instagram.com/rene_saffi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rene_saffi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9RENE-SAFFIRIO-ESPINOZA.pdf</text:p>
          </table:table-cell>
          <table:table-cell office:value-type="string" calcext:value-type="string">
            <text:p>src/files/docs/araucania/GORE09RENE-SAFFIRIO-ESPINOZA.pdf</text:p>
          </table:table-cell>
        </table:table-row>
        <table:table-row table:style-name="ro4">
          <table:table-cell office:value-type="string" calcext:value-type="string">
            <text:p>Jorge Claudio Retamal Rubio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geniero Civil Industrial</text:p>
          </table:table-cell>
          <table:table-cell office:value-type="string" calcext:value-type="string">
            <text:p>Independiente fuera de pacto</text:p>
          </table:table-cell>
          <table:table-cell office:value-type="string" calcext:value-type="string">
            <text:p>La Arauc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www.instagram.com/jorgeretamal20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9JORGECLAUDIO-RETAMAL-RUBIO.pdf</text:p>
          </table:table-cell>
          <table:table-cell office:value-type="string" calcext:value-type="string">
            <text:p>src/files/docs/araucania/GORE09JORGECLAUDIO-RETAMAL-RUBIO.pdf</text:p>
          </table:table-cell>
        </table:table-row>
        <table:table-row table:style-name="ro4">
          <table:table-cell office:value-type="string" calcext:value-type="string">
            <text:p>Javier Sandoval Ojeda</text:p>
          </table:table-cell>
          <table:table-cell office:value-type="string" calcext:value-type="string">
            <text:p>Partido Igualdad (PI)</text:p>
          </table:table-cell>
          <table:table-cell office:value-type="string" calcext:value-type="string">
            <text:p>Gobernad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ofesor de Castellano y Filosofía</text:p>
          </table:table-cell>
          <table:table-cell office:value-type="string" calcext:value-type="string">
            <text:p>Izquierda Ecologista Popular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JaviSandovalOjeda?_rdc=1&amp;_rdr</text:p>
          </table:table-cell>
          <table:table-cell office:value-type="string" calcext:value-type="string">
            <text:p>https://x.com/javierigualdad</text:p>
          </table:table-cell>
          <table:table-cell office:value-type="string" calcext:value-type="string">
            <text:p>https://www.instagram.com/javisandovalojeda</text:p>
          </table:table-cell>
          <table:table-cell office:value-type="string" calcext:value-type="string">
            <text:p>https://javiersandoval.cl/</text:p>
          </table:table-cell>
          <table:table-cell office:value-type="string" calcext:value-type="string">
            <text:p>https://www.tiktok.com/@javisandovaloje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JAVIER-SANDOVAL-OJEDA.pdf</text:p>
          </table:table-cell>
          <table:table-cell office:value-type="string" calcext:value-type="string">
            <text:p>src/files/docs/biobio/GORE08JAVIER-SANDOVAL-OJEDA.pdf</text:p>
          </table:table-cell>
        </table:table-row>
        <table:table-row table:style-name="ro4">
          <table:table-cell office:value-type="string" calcext:value-type="string">
            <text:p>Ana Araneda Gómez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óloga</text:p>
          </table:table-cell>
          <table:table-cell office:value-type="string" calcext:value-type="string">
            <text:p>Demócratas e Independientes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AnaAranedaGobernadora?_rdc=1&amp;_rdr</text:p>
          </table:table-cell>
          <table:table-cell office:value-type="string" calcext:value-type="string">
            <text:p>https://x.com/juntosporbiobio</text:p>
          </table:table-cell>
          <table:table-cell office:value-type="string" calcext:value-type="string">
            <text:p>https://www.instagram.com/ana.aranedag</text:p>
          </table:table-cell>
          <table:table-cell office:value-type="string" calcext:value-type="string">
            <text:p>https://www.anagobernadora.cl/</text:p>
          </table:table-cell>
          <table:table-cell office:value-type="string" calcext:value-type="string">
            <text:p>https://www.tiktok.com/@ana.araneda.g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ANA-ARANEDA-GOMEZ.pdf</text:p>
          </table:table-cell>
          <table:table-cell office:value-type="string" calcext:value-type="string">
            <text:p>src/files/docs/biobio/GORE08ANA-ARANEDA-GOMEZ.pdf</text:p>
          </table:table-cell>
        </table:table-row>
        <table:table-row table:style-name="ro3">
          <table:table-cell office:value-type="string" calcext:value-type="string">
            <text:p>Luciano Ernesto Silva Mora</text:p>
          </table:table-cell>
          <table:table-cell office:value-type="string" calcext:value-type="string">
            <text:p>Partido Social Cristiano (PSC)</text:p>
          </table:table-cell>
          <table:table-cell office:value-type="string" calcext:value-type="string">
            <text:p>Gobernado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ofesor de Educación General Básica</text:p>
          </table:table-cell>
          <table:table-cell office:value-type="string" calcext:value-type="string">
            <text:p>Partido Social Cristiano e Independientes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lucianosilva.gobernador?_rdc=1&amp;_rdr</text:p>
          </table:table-cell>
          <table:table-cell office:value-type="string" calcext:value-type="string">
            <text:p>https://x.com/lucianoernest15</text:p>
          </table:table-cell>
          <table:table-cell office:value-type="string" calcext:value-type="string">
            <text:p>https://www.instagram.com/lucianosilva.gobernad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lucianosilva.gobernad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LUCIANOERNESTO-SILVA-MORA.pdf</text:p>
          </table:table-cell>
          <table:table-cell office:value-type="string" calcext:value-type="string">
            <text:p>src/files/docs/biobio/GORE08LUCIANOERNESTO-SILVA-MORA.pdf</text:p>
          </table:table-cell>
        </table:table-row>
        <table:table-row table:style-name="ro4">
          <table:table-cell office:value-type="string" calcext:value-type="string">
            <text:p>Alejandro Navarro Brain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ofesor de Filosofía</text:p>
          </table:table-cell>
          <table:table-cell office:value-type="string" calcext:value-type="string">
            <text:p>Regiones Verdes Liberales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senadornavarro?_rdc=1&amp;_r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instagram.com/alejandronavarrob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ALEJANDRO-NAVARRO-BRAIN.pdf</text:p>
          </table:table-cell>
          <table:table-cell office:value-type="string" calcext:value-type="string">
            <text:p>src/files/docs/biobio/GORE08ALEJANDRO-NAVARRO-BRAIN.pdf</text:p>
          </table:table-cell>
        </table:table-row>
        <table:table-row table:style-name="ro3">
          <table:table-cell office:value-type="string" calcext:value-type="string">
            <text:p>Mirtha Victoria Encina Ovalle</text:p>
          </table:table-cell>
          <table:table-cell office:value-type="string" calcext:value-type="string">
            <text:p>Partido de la Gente (PDG)</text:p>
          </table:table-cell>
          <table:table-cell office:value-type="string" calcext:value-type="string">
            <text:p>Gobern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fesora de Educación General Básica</text:p>
          </table:table-cell>
          <table:table-cell office:value-type="string" calcext:value-type="string">
            <text:p>Partido de la Gente e Independientes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profile.php?id=100089980447608&amp;_rdc=1&amp;_rdr</text:p>
          </table:table-cell>
          <table:table-cell office:value-type="string" calcext:value-type="string">
            <text:p>https://x.com/profe_mirtha</text:p>
          </table:table-cell>
          <table:table-cell office:value-type="string" calcext:value-type="string">
            <text:p>https://www.instagram.com/mirtha.enci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uj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MIRTHAVICTORIA-ENCINA-OVALLE.pdf</text:p>
          </table:table-cell>
          <table:table-cell office:value-type="string" calcext:value-type="string">
            <text:p>src/files/docs/biobio/GORE08MIRTHAVICTORIA-ENCINA-OVALLE.pdf</text:p>
          </table:table-cell>
        </table:table-row>
        <table:table-row table:style-name="ro3">
          <table:table-cell office:value-type="string" calcext:value-type="string">
            <text:p>Fernando Patricio Peña Rivera</text:p>
          </table:table-cell>
          <table:table-cell office:value-type="string" calcext:value-type="string">
            <text:p>Partido Republicano (REP)</text:p>
          </table:table-cell>
          <table:table-cell office:value-type="string" calcext:value-type="string">
            <text:p>Gobernad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ministrador Público</text:p>
          </table:table-cell>
          <table:table-cell office:value-type="string" calcext:value-type="string">
            <text:p>Republicanos e Independientes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FernandoPenaBiobio?_rdc=1&amp;_rdr</text:p>
          </table:table-cell>
          <table:table-cell office:value-type="string" calcext:value-type="string">
            <text:p>https://x.com/fdopena</text:p>
          </table:table-cell>
          <table:table-cell office:value-type="string" calcext:value-type="string">
            <text:p>https://www.instagram.com/fdopen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fernandopen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FERNANDOPATRICIO-PEÑA-RIVERA.pdf</text:p>
          </table:table-cell>
          <table:table-cell office:value-type="string" calcext:value-type="string">
            <text:p>src/files/docs/biobio/GORE08FERNANDOPATRICIO-PEÑA-RIVERA.pdf</text:p>
          </table:table-cell>
        </table:table-row>
        <table:table-row table:style-name="ro3">
          <table:table-cell office:value-type="string" calcext:value-type="string">
            <text:p>Sergio Alejandro Giacaman García</text:p>
          </table:table-cell>
          <table:table-cell office:value-type="string" calcext:value-type="string">
            <text:p>Independiente (IND)</text:p>
          </table:table-cell>
          <table:table-cell office:value-type="string" calcext:value-type="string">
            <text:p>Gobernado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geniero Comercial</text:p>
          </table:table-cell>
          <table:table-cell office:value-type="string" calcext:value-type="string">
            <text:p>Unión Demócrata Independiente (UDI)</text:p>
          </table:table-cell>
          <table:table-cell office:value-type="string" calcext:value-type="string">
            <text:p>Bio Bio</text:p>
          </table:table-cell>
          <table:table-cell office:value-type="string" calcext:value-type="string">
            <text:p>https://web.facebook.com/sgiacamang?_rdc=1&amp;_rdr</text:p>
          </table:table-cell>
          <table:table-cell office:value-type="string" calcext:value-type="string">
            <text:p>https://x.com/sgiacamang</text:p>
          </table:table-cell>
          <table:table-cell office:value-type="string" calcext:value-type="string">
            <text:p>https://www.instagram.com/sergio.giacama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iktok.com/@sergiogiacam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mb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RE08SERGIO-GIACAMAN-GARCIA.pdf</text:p>
          </table:table-cell>
          <table:table-cell office:value-type="string" calcext:value-type="string">
            <text:p>src/files/docs/biobio/GORE08SERGIO-GIACAMAN-GARCIA.pdf</text:p>
          </table:table-cell>
        </table:table-row>
      </table:table>
      <table:named-expressions/>
      <table:database-ranges>
        <table:database-range table:name="__Anonymous_Sheet_DB__0" table:target-range-address="Hoja1.A1:Hoja1.R9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2:01:07.311555530</meta:creation-date>
    <dc:date>2024-10-25T03:38:11.673866146</dc:date>
    <meta:editing-duration>PT1H32M23S</meta:editing-duration>
    <meta:editing-cycles>21</meta:editing-cycles>
    <meta:generator>LibreOffice/7.3.7.2$Linux_X86_64 LibreOffice_project/30$Build-2</meta:generator>
    <meta:document-statistic meta:table-count="1" meta:cell-count="1784" meta:object-count="0"/>
  </office:meta>
</office:document-meta>
</file>